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cbea0" officeooo:paragraph-rsid="000cbea0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DejaVu Sans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DejaVu Sans" fo:font-size="16pt" fo:font-weight="bold" style:font-size-asian="16pt" style:font-weight-asian="bold" style:font-size-complex="16pt" style:font-weight-complex="bold"/>
    </style:style>
    <style:style style:name="gr1" style:family="graphic">
      <style:graphic-properties svg:stroke-width="0.199cm" svg:stroke-color="#000000" draw:marker-start-width="0.651cm" draw:marker-end-width="0.651cm" draw:fill="solid" draw:fill-color="#ff420e" draw:textarea-horizontal-align="justify" draw:textarea-vertical-align="middle" draw:auto-grow-height="fals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99cm" svg:stroke-color="#000000" draw:marker-start-width="0.651cm" draw:marker-end-width="0.651cm" draw:fill="solid" draw:fill-color="#7da647" draw:textarea-horizontal-align="justify" draw:textarea-vertical-align="middle" draw:auto-grow-height="fals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99cm" svg:stroke-color="#000000" draw:marker-start-width="0.651cm" draw:marker-end-width="0.651cm" draw:fill="solid" draw:fill-color="#666666" draw:textarea-horizontal-align="justify" draw:textarea-vertical-align="middle" draw:auto-grow-height="fals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ffffff" svg:stroke-opacity="0%" draw:fill="solid" draw:fill-color="#ffffff" draw:opacity="0%" draw:textarea-horizontal-align="center" draw:textarea-vertical-align="middle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draw:opacity="0%" draw:textarea-horizontal-align="center" draw:textarea-vertical-align="middle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008080" draw:marker-end="Arrowheads_20_1" draw:fill="solid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1cm" svg:stroke-color="#000000" draw:marker-start="Arrowheads_20_2" draw:marker-end="" draw:fill="none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101cm" svg:stroke-color="#000000" draw:marker-start="" draw:marker-end="Arrowheads_20_2" draw:fill="none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style-name="gr1" draw:text-style-name="P2" svg:width="1.941cm" svg:height="1.941cm" svg:x="1.933cm" svg:y="3.1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style-name="gr2" draw:text-style-name="P2" svg:width="1.941cm" svg:height="1.941cm" svg:x="1.933cm" svg:y="7.1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style-name="gr3" draw:text-style-name="P2" svg:width="1.941cm" svg:height="1.941cm" svg:x="1.933cm" svg:y="11.1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rect text:anchor-type="paragraph" draw:z-index="3" draw:style-name="gr4" draw:text-style-name="P3" svg:width="4.631cm" svg:height="1.507cm" svg:x="0.699cm" svg:y="4.902cm"><text:p text:style-name="P2"><text:span text:style-name="T1">&gt;2 secs. OUT</text:span></text:p></draw:rect><draw:rect text:anchor-type="paragraph" draw:z-index="4" draw:style-name="gr4" draw:text-style-name="P3" svg:width="4.631cm" svg:height="1.507cm" svg:x="0.552cm" svg:y="9.095cm"><text:p text:style-name="P2"><text:span text:style-name="T1">&gt;2 secs. CONDITIONS</text:span></text:p></draw:rect><draw:rect text:anchor-type="paragraph" draw:z-index="5" draw:style-name="gr4" draw:text-style-name="P3" svg:width="4.631cm" svg:height="1.507cm" svg:x="0.631cm" svg:y="13.002cm"><text:p text:style-name="P2"><text:span text:style-name="T1">&gt;2 secs. SETTINGS</text:span></text:p></draw:rect><draw:rect text:anchor-type="paragraph" draw:z-index="6" draw:style-name="gr4" draw:text-style-name="P3" svg:width="4.631cm" svg:height="1.507cm" svg:x="0.631cm" svg:y="13.919cm"><text:p text:style-name="P2"><text:span text:style-name="T1">&gt;10 secs. ADV. SETTINGS</text:span></text:p></draw:rect><draw:rect text:anchor-type="paragraph" draw:z-index="7" draw:style-name="gr5" draw:text-style-name="P2" svg:width="8.531cm" svg:height="13.595cm" svg:x="-1.341cm" svg:y="2.099cm"><text:p/></draw:rect><draw:custom-shape text:anchor-type="paragraph" draw:z-index="8" draw:style-name="gr1" draw:text-style-name="P2" svg:width="1.941cm" svg:height="1.941cm" svg:x="12.935cm" svg:y="3.1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style-name="gr2" draw:text-style-name="P2" svg:width="1.941cm" svg:height="1.941cm" svg:x="12.935cm" svg:y="7.1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style-name="gr3" draw:text-style-name="P2" svg:width="1.941cm" svg:height="1.941cm" svg:x="12.935cm" svg:y="11.1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rect text:anchor-type="paragraph" draw:z-index="11" draw:style-name="gr4" draw:text-style-name="P3" svg:width="4.631cm" svg:height="1.507cm" svg:x="11.266cm" svg:y="5.189cm"><text:p text:style-name="P2"><text:span text:style-name="T1">+</text:span></text:p></draw:rect><draw:rect text:anchor-type="paragraph" draw:z-index="12" draw:style-name="gr4" draw:text-style-name="P3" svg:width="4.631cm" svg:height="1.507cm" svg:x="11.553cm" svg:y="9.095cm"><text:p text:style-name="P2"><text:span text:style-name="T1">SET/INTRO</text:span></text:p></draw:rect><draw:rect text:anchor-type="paragraph" draw:z-index="13" draw:style-name="gr4" draw:text-style-name="P3" svg:width="4.631cm" svg:height="1.507cm" svg:x="11.201cm" svg:y="13.242cm"><text:p text:style-name="P2"><text:span text:style-name="T1">-</text:span></text:p></draw:rect><draw:rect text:anchor-type="paragraph" draw:z-index="14" draw:style-name="gr5" draw:text-style-name="P2" svg:width="8.531cm" svg:height="13.595cm" svg:x="9.661cm" svg:y="2.099cm"><text:p/></draw:rect><draw:line text:anchor-type="paragraph" draw:z-index="15" draw:style-name="gr6" draw:text-style-name="P2" svg:x1="7.594cm" svg:y1="8.58cm" svg:x2="9.243cm" svg:y2="8.58cm"><text:p/></draw:line><draw:line text:anchor-type="paragraph" draw:z-index="16" draw:style-name="gr7" draw:text-style-name="P2" svg:x1="14.323cm" svg:y1="5.376cm" svg:x2="14.323cm" svg:y2="6.408cm"><text:p/></draw:line><draw:line text:anchor-type="paragraph" draw:z-index="17" draw:style-name="gr8" draw:text-style-name="P2" svg:x1="14.323cm" svg:y1="13.377cm" svg:x2="14.323cm" svg:y2="14.409cm"><text:p/></draw:line>STICKER ON THE BO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20 30" svg:d="m10 0-10 30h20z"/>
    <draw:marker draw:name="Arrowheads_20_2" draw:display-name="Arrowheads 2" svg:viewBox="0 0 1131 2256" svg:d="m1127 2120-449-2006-9-42-25-39-38-25-38-8-43 8-38 25-25 39-9 42-449 2006v13l-4 9 9 42 25 38 38 25 42 9h903l42-9 38-25 26-38 8-42v-9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rcadiz </meta:initial-creator>
    <meta:creation-date>2013-05-30T14:15:23</meta:creation-date>
    <dc:date>2013-05-30T14:33:01</dc:date>
    <dc:creator>surcadiz </dc:creator>
    <meta:editing-duration>PT6M12S</meta:editing-duration>
    <meta:editing-cycles>6</meta:editing-cycles>
    <meta:generator>LibreOffice/4.0.2.2$Linux_X86_64 LibreOffice_project/400m0$Build-2</meta:generator>
    <meta:document-statistic meta:table-count="0" meta:image-count="0" meta:object-count="0" meta:page-count="1" meta:paragraph-count="1" meta:word-count="4" meta:character-count="18" meta:non-whitespace-character-count="15"/>
  </office:meta>
</office:document-meta>
</file>